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NoWait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.resetEventQ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teralCacheNoWai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CacheNoWai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.LateralCacheNoWait( LateralCache 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teralCacheNoWait.getGroupKeys(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.remove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CacheNoWait.fixCache( ILateralCacheService later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teralCacheNoWait.remov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teralCacheNoWait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CacheNoWait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CacheNoWait.update( ICacheElement 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teralCacheNoWait.get( Serializable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ateralCacheNoWait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